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2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35cm" fo:min-width="0.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2.5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3.55cm" fo:min-width="2.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start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4.25cm" fo:min-width="2.7cm"/>
    </style:style>
    <style:style style:name="gr14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cm" svg:y1="8.1cm" svg:x2="2.2cm" svg:y2="6.1cm">
          <text:p/>
        </draw:line>
        <draw:line draw:style-name="gr1" draw:text-style-name="P1" draw:layer="layout" svg:x1="2.2cm" svg:y1="6.1cm" svg:x2="12.2cm" svg:y2="6.1cm">
          <text:p/>
        </draw:line>
        <draw:line draw:style-name="gr1" draw:text-style-name="P1" draw:layer="layout" svg:x1="12.2cm" svg:y1="6.1cm" svg:x2="12.2cm" svg:y2="8.1cm">
          <text:p/>
        </draw:line>
        <draw:line draw:style-name="gr2" draw:text-style-name="P1" draw:layer="layout" svg:x1="7cm" svg:y1="6.1cm" svg:x2="6.2cm" svg:y2="7.1cm">
          <text:p/>
        </draw:line>
        <draw:line draw:style-name="gr2" draw:text-style-name="P1" draw:layer="layout" svg:x1="7.4cm" svg:y1="6.1cm" svg:x2="8.2cm" svg:y2="7.1cm">
          <text:p/>
        </draw:line>
        <draw:line draw:style-name="gr2" draw:text-style-name="P1" draw:layer="layout" svg:x1="6.2cm" svg:y1="7.1cm" svg:x2="8.2cm" svg:y2="7.1cm">
          <text:p/>
        </draw:line>
        <draw:line draw:style-name="gr2" draw:text-style-name="P1" draw:layer="layout" svg:x1="8.1cm" svg:y1="6.9cm" svg:x2="9.1cm" svg:y2="6.9cm">
          <text:p/>
        </draw:line>
        <draw:line draw:style-name="gr2" draw:text-style-name="P1" draw:layer="layout" svg:x1="9.1cm" svg:y1="6.9cm" svg:x2="9.1cm" svg:y2="6.1cm">
          <text:p/>
        </draw:line>
        <draw:line draw:style-name="gr2" draw:text-style-name="P1" draw:layer="layout" svg:x1="8.1cm" svg:y1="6.9cm" svg:x2="8.1cm" svg:y2="6.1cm">
          <text:p/>
        </draw:line>
        <draw:custom-shape draw:style-name="gr3" draw:text-style-name="P3" draw:layer="layout" svg:width="3cm" svg:height="0.8cm" svg:x="2.2cm" svg:y="2.4cm">
          <text:p text:style-name="P2"><text:span text:style-name="T1">LED 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0.8cm" svg:x="2.2cm" svg:y="4.9cm">
          <text:p text:style-name="P2"><text:span text:style-name="T1">LED driv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2cm" svg:y1="5.3cm" svg:x2="7.2cm" svg:y2="5.3cm">
          <text:p/>
        </draw:line>
        <draw:line draw:style-name="gr4" draw:text-style-name="P1" draw:layer="layout" svg:x1="7.2cm" svg:y1="5.3cm" svg:x2="7.2cm" svg:y2="6.1cm">
          <text:p/>
        </draw:line>
        <draw:custom-shape draw:style-name="gr5" draw:text-style-name="P3" draw:layer="layout" svg:width="1cm" svg:height="0.6cm" svg:x="6.7cm" svg:y="6.5cm">
          <text:p text:style-name="P2"><text:span text:style-name="T1">LE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0.6cm" svg:x="8.1cm" svg:y="6.4cm">
          <text:p text:style-name="P2"><text:span text:style-name="T1">PD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cm" svg:height="2.1cm" svg:x="9.2cm" svg:y="2.5cm">
          <text:p text:style-name="P2"><text:span text:style-name="T1">Flash</text:span></text:p>
          <text:p text:style-name="P2"><text:span text:style-name="T1">captu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6cm" svg:y1="6.1cm" svg:x2="8.6cm" svg:y2="4.3cm">
          <text:p/>
        </draw:line>
        <draw:line draw:style-name="gr4" draw:text-style-name="P1" draw:layer="layout" svg:x1="8.6cm" svg:y1="4.3cm" svg:x2="9.2cm" svg:y2="4.3cm">
          <text:p/>
        </draw:line>
        <draw:custom-shape draw:style-name="gr7" draw:text-style-name="P3" draw:layer="layout" svg:width="2.9cm" svg:height="3.8cm" svg:x="14cm" svg:y="1.1cm">
          <text:p text:style-name="P2"><text:span text:style-name="T1">Analyzer</text:span></text:p>
          <text:p text:style-name="P2"><text:span text:style-name="T1">(Matlab / C++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2cm" svg:y1="2.8cm" svg:x2="9.2cm" svg:y2="2.8cm">
          <text:p text:style-name="P2"><text:span text:style-name="T1">Sync</text:span></text:p>
          <text:p text:style-name="P2"/>
        </draw:line>
        <draw:line draw:style-name="gr8" draw:text-style-name="P3" draw:layer="layout" svg:x1="12.2cm" svg:y1="4cm" svg:x2="14cm" svg:y2="4cm">
          <text:p text:style-name="P2"><text:span text:style-name="T1">Data <text:s text:c="2"/></text:span></text:p>
          <text:p text:style-name="P2"><text:span text:style-name="T1"/></text:p>
        </draw:line>
        <draw:line draw:style-name="gr4" draw:text-style-name="P1" draw:layer="layout" svg:x1="3.7cm" svg:y1="3.2cm" svg:x2="3.7cm" svg:y2="4.9cm">
          <text:p/>
        </draw:line>
        <draw:line draw:style-name="gr9" draw:text-style-name="P3" draw:layer="layout" svg:x1="5.3cm" svg:y1="1.6cm" svg:x2="14cm" svg:y2="1.6cm">
          <text:p text:style-name="P2"><text:span text:style-name="T1">T, T-on, Intensity</text:span></text:p>
          <text:p text:style-name="P2"><text:span text:style-name="T1"/></text:p>
        </draw:line>
        <draw:frame draw:style-name="gr10" draw:text-style-name="P4" draw:layer="layout" svg:width="1.556cm" svg:height="0.725cm" svg:x="3.5cm" svg:y="3.5cm">
          <draw:text-box>
            <text:p><text:span text:style-name="T1">PWM</text:span></text:p>
          </draw:text-box>
        </draw:frame>
        <draw:frame draw:style-name="gr11" draw:text-style-name="P4" draw:layer="layout" svg:width="1.7cm" svg:height="0.725cm" svg:x="5.7cm" svg:y="4.775cm">
          <draw:text-box>
            <text:p><text:span text:style-name="T1">Power</text:span></text:p>
          </draw:text-box>
        </draw:frame>
        <draw:frame draw:style-name="gr12" draw:text-style-name="P4" draw:layer="layout" svg:width="1.679cm" svg:height="0.725cm" svg:x="8.462cm" svg:y="4.915cm">
          <draw:text-box>
            <text:p><text:span text:style-name="T1">Signal</text:span></text:p>
          </draw:text-box>
        </draw:frame>
        <draw:custom-shape draw:style-name="gr13" draw:text-style-name="P3" draw:layer="layout" svg:width="3.2cm" svg:height="4.5cm" svg:x="2.1cm" svg:y="1.3cm">
          <text:p text:style-name="P2"><text:span text:style-name="T1">Flash generator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2.2cm" svg:y1="3cm" svg:x2="14cm" svg:y2="3cm">
          <text:p text:style-name="P2"><text:span text:style-name="T1"><text:s text:c="6"/></text:span><text:span text:style-name="T1">Mode <text:s text:c="2"/></text:span></text:p>
          <text:p text:style-name="P2"><text:span text:style-name="T1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2cm" fo:margin-right="2cm" fo:page-width="1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2:09:18.994000000</meta:creation-date>
    <dc:date>2017-11-15T18:29:19.700000000</dc:date>
    <meta:editing-duration>PT6H5M56S</meta:editing-duration>
    <meta:editing-cycles>10</meta:editing-cycles>
    <meta:generator>LibreOffice/5.1.2.2$Windows_x86 LibreOffice_project/d3bf12ecb743fc0d20e0be0c58ca359301eb705f</meta:generator>
    <meta:document-statistic meta:object-count="28"/>
  </office:meta>
</office:document-meta>
</file>